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73.91mm"/>
    </style:style>
    <style:style style:name="co3" style:family="table-column">
      <style:table-column-properties fo:break-before="auto" style:column-width="108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wrap-option="wrap" style:vertical-align="middle"/>
      <style:text-properties fo:color="#ffffff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vertical-align="middle"/>
    </style:style>
    <style:style style:name="ce3" style:family="table-cell" style:parent-style-name="Default">
      <style:table-cell-properties fo:background-color="#a096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666666" style:vertical-align="middle"/>
    </style:style>
    <style:style style:name="ce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rt 1 - Development Notebook</text:p>
          </table:table-cell>
          <table:covered-table-cell table:style-name="ce10"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ackage Imports</text:p>
          </table:table-cell>
          <table:table-cell table:style-name="ce7" office:value-type="string" calcext:value-type="string">
            <text:p>All the necessary packages and modules are imported in the first cell of the notebook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data augmentation</text:p>
          </table:table-cell>
          <table:table-cell table:style-name="ce7" office:value-type="string" calcext:value-type="string">
            <text:p>torchvision transforms are used to augment the training data with random scaling, rotations, mirroring, and/or cropping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normalization</text:p>
          </table:table-cell>
          <table:table-cell table:style-name="ce7" office:value-type="string" calcext:value-type="string">
            <text:p>The training, validation, and testing data is appropriately cropped and normalized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Data loading</text:p>
          </table:table-cell>
          <table:table-cell table:style-name="ce7" office:value-type="string" calcext:value-type="string">
            <text:p>The data for each set (train, validation, test) is loaded with torchvision's ImageFolder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Data batching</text:p>
          </table:table-cell>
          <table:table-cell table:style-name="ce7" office:value-type="string" calcext:value-type="string">
            <text:p>The data for each set is loaded with torchvision's DataLoader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Pretrained Network</text:p>
          </table:table-cell>
          <table:table-cell table:style-name="ce7" office:value-type="string" calcext:value-type="string">
            <text:p>A pretrained network such as VGG16 is loaded from torchvision.models and the parameters are frozen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Feedforward Classifier</text:p>
          </table:table-cell>
          <table:table-cell table:style-name="ce7" office:value-type="string" calcext:value-type="string">
            <text:p>A new feedforward network is defined for use as a classifier using the features as input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office:value-type="string" calcext:value-type="string">
            <text:p>Training the network</text:p>
          </table:table-cell>
          <table:table-cell table:style-name="ce7" office:value-type="string" calcext:value-type="string">
            <text:p>The parameters of the feedforward classifier are appropriately trained, while the parameters of the feature network are left static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Validation Loss and Accuracy</text:p>
          </table:table-cell>
          <table:table-cell table:style-name="ce7" office:value-type="string" calcext:value-type="string">
            <text:p>During training, the validation loss and accuracy are display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Testing Accuracy</text:p>
          </table:table-cell>
          <table:table-cell table:style-name="ce7" office:value-type="string" calcext:value-type="string">
            <text:p>The network's accuracy is measured on the test data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ving the model</text:p>
          </table:table-cell>
          <table:table-cell table:style-name="ce7" office:value-type="string" calcext:value-type="string">
            <text:p>The trained model is saved as a checkpoint along with associated hyperparameters and the class_to_idx dictionary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Loading checkpoints</text:p>
          </table:table-cell>
          <table:table-cell table:style-name="ce7" office:value-type="string" calcext:value-type="string">
            <text:p>There is a function that successfully loads a checkpoint and rebuilds the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Image Processing</text:p>
          </table:table-cell>
          <table:table-cell table:style-name="ce7" office:value-type="string" calcext:value-type="string">
            <text:p>The process_image function successfully converts a PIL image into an object that can be used as input to a trained model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Class Prediction</text:p>
          </table:table-cell>
          <table:table-cell table:style-name="ce7" office:value-type="string" calcext:value-type="string">
            <text:p>The predict function successfully takes the path to an image and a checkpoint, then returns the top K most probably classes for that imag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office:value-type="string" calcext:value-type="string">
            <text:p>Sanity Checking with matplotlib</text:p>
          </table:table-cell>
          <table:table-cell table:style-name="ce7" office:value-type="string" calcext:value-type="string">
            <text:p>A matplotlib figure is created displaying an image and its associated top 5 most probable classes with actual flower nam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Part 2 - Command Line Application</text:p>
          </table:table-cell>
          <table:covered-table-cell/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Criteria</text:p>
          </table:table-cell>
          <table:table-cell table:style-name="ce6" office:value-type="string" calcext:value-type="string">
            <text:p>Specifica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Training a network</text:p>
          </table:table-cell>
          <table:table-cell table:style-name="ce7" office:value-type="string" calcext:value-type="string">
            <text:p>train.py successfully trains a new network on a dataset of image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Training validation log</text:p>
          </table:table-cell>
          <table:table-cell table:style-name="ce7" office:value-type="string" calcext:value-type="string">
            <text:p>The training loss, validation loss, and validation accuracy are printed out as a network train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Model architecture</text:p>
          </table:table-cell>
          <table:table-cell table:style-name="ce7" office:value-type="string" calcext:value-type="string">
            <text:p>The training script allows users to choose from at least two different architectures available from torchvision.model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Model hyperparameters</text:p>
          </table:table-cell>
          <table:table-cell table:style-name="ce7" office:value-type="string" calcext:value-type="string">
            <text:p>The training script allows users to set hyperparameters for learning rate, number of hidden units, and training epochs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Training with GPU</text:p>
          </table:table-cell>
          <table:table-cell table:style-name="ce7" office:value-type="string" calcext:value-type="string">
            <text:p>The training script allows users to choose training the model on a GPU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redicting classes</text:p>
          </table:table-cell>
          <table:table-cell table:style-name="ce7" office:value-type="string" calcext:value-type="string">
            <text:p>The predict.py script successfully reads in an image and a checkpoint then prints the most likely image class and it's associated probability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Top K classes</text:p>
          </table:table-cell>
          <table:table-cell table:style-name="ce7" office:value-type="string" calcext:value-type="string">
            <text:p>The predict.py script allows users to print out the top K classes along with associated probabilitie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Displaying class names</text:p>
          </table:table-cell>
          <table:table-cell table:style-name="ce7" office:value-type="string" calcext:value-type="string">
            <text:p>The predict.py script allows users to load a JSON file that maps the class values to other category names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Predicting with GPU</text:p>
          </table:table-cell>
          <table:table-cell table:style-name="ce7" office:value-type="string" calcext:value-type="string">
            <text:p>The predict.py script allows users to use the GPU to calculate the predictions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00-00-00</text:date>, <text:time style:data-style-name="N2" text:time-value="09:23:58.02803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13:40.437085834</meta:creation-date>
    <dc:date>2019-02-16T11:44:42.853114865</dc:date>
    <meta:editing-duration>P3DT3H9M46S</meta:editing-duration>
    <meta:editing-cycles>13</meta:editing-cycles>
    <meta:generator>LibreOffice/6.0.7.3$Linux_X86_64 LibreOffice_project/00m0$Build-3</meta:generator>
    <meta:document-statistic meta:table-count="1" meta:cell-count="54" meta:object-count="0"/>
  </office:meta>
</office:document-meta>
</file>